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weight="bold"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style:style style:name="T8" style:family="text">
      <style:text-properties fo:font-size="10pt"/>
    </style:style>
    <style:style style:name="T9" style:family="text">
      <style:text-properties fo:font-size="12pt"/>
    </style:style>
    <style:style style:name="T10" style:family="text">
      <style:text-properties fo:font-size="16pt"/>
    </style:style>
    <style:style style:name="T11" style:family="text">
      <style:text-properties fo:font-size="20pt"/>
    </style:style>
    <style:style style:name="T12" style:family="text">
      <style:text-properties fo:font-weight="bold" fo:color="#ff0000"/>
    </style:style>
    <style:style style:name="T13" style:family="text">
      <style:text-properties fo:font-weight="bold" fo:color="#0000ff"/>
    </style:style>
    <style:style style:name="T14" style:family="text">
      <style:text-properties fo:font-weight="bold" fo:color="#008000"/>
    </style:style>
    <style:style style:name="T15" style:family="text">
      <style:text-properties fo:font-weight="bold" fo:color="#ffa500"/>
    </style:style>
    <style:style style:name="T16" style:family="text">
      <style:text-properties fo:font-weight="bold" fo:background-color="#ffff00"/>
    </style:style>
    <style:style style:name="T17" style:family="text">
      <style:text-properties style:font-name="Arial" fo:font-family="Arial"/>
    </style:style>
    <style:style style:name="T18" style:family="text">
      <style:text-properties style:font-name="Times New Roman" fo:font-family="Times New Roman"/>
    </style:style>
    <style:style style:name="T19" style:family="text">
      <style:text-properties style:font-name="Courier New" fo:font-family="Courier New"/>
    </style:style>
    <style:style style:name="T20" style:family="text">
      <style:text-properties fo:font-weight="bold" fo:color="#ffffff"/>
    </style:style>
    <style:style style:name="T21" style:family="text">
      <style:text-properties fo:font-style="italic" fo:color="#ffa500"/>
    </style:style>
    <style:style style:name="P1" style:family="paragraph" style:parent-style-name="Standard">
      <style:paragraph-properties>
        <style:tab-stops>
          <style:tab-stop style:position="6cm" style:type="left"/>
          <style:tab-stop style:position="12cm" style:type="right"/>
        </style:tab-stops>
      </style:paragraph-properties>
    </style:style>
    <style:style style:name="Table1" style:family="table">
      <style:table-properties table:align="margins"/>
    </style:style>
    <style:style style:name="Table1.A" style:family="table-column">
      <style:table-column-properties style:column-width="4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6cm"/>
    </style:style>
    <style:style style:name="Table2" style:family="table">
      <style:table-properties table:align="margins"/>
    </style:style>
    <style:style style:name="Table2.A" style:family="table-column">
      <style:table-column-properties style:column-width="6cm"/>
    </style:style>
    <style:style style:name="Table2.B" style:family="table-column">
      <style:table-column-properties style:column-width="4cm"/>
    </style:style>
    <style:style style:name="Table2.C" style:family="table-column">
      <style:table-column-properties style:column-width="3cm"/>
    </style:style>
    <style:style style:name="C1" style:family="table-cell">
      <style:table-cell-properties fo:border-top="0.5pt solid #000000" fo:border-bottom="0.5pt solid #000000" fo:border-left="0.5pt solid #000000" fo:border-right="0.5pt solid #000000"/>
    </style:style>
    <style:style style:name="C2" style:family="table-cell">
      <style:table-cell-properties fo:background-color="#336699" fo:border-top="0.5pt solid #999999" fo:border-bottom="0.5pt solid #999999" fo:border-left="0.5pt solid #999999" fo:border-right="0.5pt solid #999999"/>
    </style:style>
    <style:style style:name="C3" style:family="table-cell">
      <style:table-cell-properties fo:background-color="#f0f0f0" fo:border-top="0.5pt solid #999999" fo:border-bottom="0.5pt solid #999999" fo:border-left="0.5pt solid #999999" fo:border-right="0.5pt solid #999999"/>
    </style:style>
    <style:style style:name="C4" style:family="table-cell">
      <style:table-cell-properties fo:border-top="0.5pt solid #999999" fo:border-bottom="0.5pt solid #999999" fo:border-left="0.5pt solid #999999" fo:border-right="0.5pt solid #99999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bullet>
      <text:list-level-style-bullet text:level="4" text:bullet-char="▸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bullet>
      <text:list-level-style-bullet text:level="6" text:bullet-char="·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bullet>
      <text:list-level-style-bullet text:level="4" text:bullet-char="▸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bullet>
      <text:list-level-style-bullet text:level="6" text:bullet-char="·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bullet>
    </text:list-style>
    <style:style style:name="PageBreak" style:family="paragraph" style:parent-style-name="Standard">
      <style:paragraph-properties fo:break-before="page"/>
    </style:style>
  </office:automatic-styles>
  <office:body>
    <office:text>
      <text:h text:style-name="Heading_20_1" text:outline-level="1">odf-kit Feature Showcase</text:h>
      <text:p text:style-name="Standard">This document was generated programmatically by odf-kit, a TypeScript library for creating ODF text documents. Every element you see — headings, formatted text, tables, lists, and page layout — was produced by the library's API.</text:p>
      <text:h text:style-name="Heading_20_2" text:outline-level="2">1. Text Formatting</text:h>
      <text:p text:style-name="Standard">
odf-kit supports 
<text:span text:style-name="T1">bold</text:span>
, 
<text:span text:style-name="T2">italic</text:span>
, 
<text:span text:style-name="T3">bold italic</text:span>
, 
<text:span text:style-name="T4">underline</text:span>
, 
<text:span text:style-name="T5">strikethrough</text:span>
, 
<text:span text:style-name="T6">superscript</text:span>
, and 
<text:span text:style-name="T7">subscript</text:span>
 text.
</text:p>
      <text:p text:style-name="Standard">
Font sizes: 
<text:span text:style-name="T8">10pt </text:span>
<text:span text:style-name="T9">12pt </text:span>
<text:span text:style-name="T10">16pt </text:span>
<text:span text:style-name="T11">20pt</text:span>
</text:p>
      <text:p text:style-name="Standard">
Colors: 
<text:span text:style-name="T12">red </text:span>
<text:span text:style-name="T13">blue </text:span>
<text:span text:style-name="T14">green </text:span>
<text:span text:style-name="T15">orange </text:span>
<text:span text:style-name="T16">highlighted</text:span>
</text:p>
      <text:p text:style-name="Standard">
Font families: 
<text:span text:style-name="T17">Arial </text:span>
<text:span text:style-name="T18">Times New Roman </text:span>
<text:span text:style-name="T19">Courier New</text:span>
</text:p>
      <text:p text:style-name="Standard">
Chemical formula: H
<text:span text:style-name="T7">2</text:span>
O + CO
<text:span text:style-name="T7">2</text:span>
 → H
<text:span text:style-name="T7">2</text:span>
CO
<text:span text:style-name="T7">3</text:span>
</text:p>
      <text:p text:style-name="Standard">
Mathematical: x
<text:span text:style-name="T6">2</text:span>
 + y
<text:span text:style-name="T6">2</text:span>
 = z
<text:span text:style-name="T6">2</text:span>
</text:p>
      <text:h text:style-name="Heading_20_2" text:outline-level="2">2. Tables</text:h>
      <text:p text:style-name="Standard">Simple table from array of array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 table:style-name="C1">
            <text:p text:style-name="Standard">Language</text:p>
          </table:table-cell>
          <table:table-cell office:value-type="string" table:style-name="C1">
            <text:p text:style-name="Standard">Typing</text:p>
          </table:table-cell>
          <table:table-cell office:value-type="string" table:style-name="C1">
            <text:p text:style-name="Standard">Runtime</text:p>
          </table:table-cell>
        </table:table-row>
        <table:table-row>
          <table:table-cell office:value-type="string" table:style-name="C1">
            <text:p text:style-name="Standard">TypeScript</text:p>
          </table:table-cell>
          <table:table-cell office:value-type="string" table:style-name="C1">
            <text:p text:style-name="Standard">Static</text:p>
          </table:table-cell>
          <table:table-cell office:value-type="string" table:style-name="C1">
            <text:p text:style-name="Standard">Node.js / Deno / Bun</text:p>
          </table:table-cell>
        </table:table-row>
        <table:table-row>
          <table:table-cell office:value-type="string" table:style-name="C1">
            <text:p text:style-name="Standard">Python</text:p>
          </table:table-cell>
          <table:table-cell office:value-type="string" table:style-name="C1">
            <text:p text:style-name="Standard">Dynamic</text:p>
          </table:table-cell>
          <table:table-cell office:value-type="string" table:style-name="C1">
            <text:p text:style-name="Standard">CPython / PyPy</text:p>
          </table:table-cell>
        </table:table-row>
        <table:table-row>
          <table:table-cell office:value-type="string" table:style-name="C1">
            <text:p text:style-name="Standard">Rust</text:p>
          </table:table-cell>
          <table:table-cell office:value-type="string" table:style-name="C1">
            <text:p text:style-name="Standard">Static</text:p>
          </table:table-cell>
          <table:table-cell office:value-type="string" table:style-name="C1">
            <text:p text:style-name="Standard">Native (compiled)</text:p>
          </table:table-cell>
        </table:table-row>
        <table:table-row>
          <table:table-cell office:value-type="string" table:style-name="C1">
            <text:p text:style-name="Standard">Go</text:p>
          </table:table-cell>
          <table:table-cell office:value-type="string" table:style-name="C1">
            <text:p text:style-name="Standard">Static</text:p>
          </table:table-cell>
          <table:table-cell office:value-type="string" table:style-name="C1">
            <text:p text:style-name="Standard">Native (compiled)</text:p>
          </table:table-cell>
        </table:table-row>
      </table:table>
      <text:p text:style-name="Standard">Table with formatting via builder callback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 table:style-name="C2">
            <text:p text:style-name="Standard">
<text:span text:style-name="T20">Feature</text:span>
</text:p>
          </table:table-cell>
          <table:table-cell office:value-type="string" table:style-name="C2">
            <text:p text:style-name="Standard">
<text:span text:style-name="T20">Status</text:span>
</text:p>
          </table:table-cell>
          <table:table-cell office:value-type="string" table:style-name="C2">
            <text:p text:style-name="Standard">
<text:span text:style-name="T20">Phase</text:span>
</text:p>
          </table:table-cell>
        </table:table-row>
        <table:table-row>
          <table:table-cell office:value-type="string" table:style-name="C3">
            <text:p text:style-name="Standard">Paragraphs &amp; headings</text:p>
          </table:table-cell>
          <table:table-cell office:value-type="string" table:style-name="C4">
            <text:p text:style-name="Standard">
<text:span text:style-name="T14">Complete</text:span>
</text:p>
          </table:table-cell>
          <table:table-cell office:value-type="string" table:style-name="C4">
            <text:p text:style-name="Standard">1</text:p>
          </table:table-cell>
        </table:table-row>
        <table:table-row>
          <table:table-cell office:value-type="string" table:style-name="C4">
            <text:p text:style-name="Standard">Text formatting</text:p>
          </table:table-cell>
          <table:table-cell office:value-type="string" table:style-name="C4">
            <text:p text:style-name="Standard">
<text:span text:style-name="T14">Complete</text:span>
</text:p>
          </table:table-cell>
          <table:table-cell office:value-type="string" table:style-name="C4">
            <text:p text:style-name="Standard">1</text:p>
          </table:table-cell>
        </table:table-row>
        <table:table-row>
          <table:table-cell office:value-type="string" table:style-name="C3">
            <text:p text:style-name="Standard">Tables</text:p>
          </table:table-cell>
          <table:table-cell office:value-type="string" table:style-name="C4">
            <text:p text:style-name="Standard">
<text:span text:style-name="T14">Complete</text:span>
</text:p>
          </table:table-cell>
          <table:table-cell office:value-type="string" table:style-name="C4">
            <text:p text:style-name="Standard">2</text:p>
          </table:table-cell>
        </table:table-row>
        <table:table-row>
          <table:table-cell office:value-type="string" table:style-name="C4">
            <text:p text:style-name="Standard">Page layout</text:p>
          </table:table-cell>
          <table:table-cell office:value-type="string" table:style-name="C4">
            <text:p text:style-name="Standard">
<text:span text:style-name="T14">Complete</text:span>
</text:p>
          </table:table-cell>
          <table:table-cell office:value-type="string" table:style-name="C4">
            <text:p text:style-name="Standard">3</text:p>
          </table:table-cell>
        </table:table-row>
        <table:table-row>
          <table:table-cell office:value-type="string" table:style-name="C3">
            <text:p text:style-name="Standard">Lists</text:p>
          </table:table-cell>
          <table:table-cell office:value-type="string" table:style-name="C4">
            <text:p text:style-name="Standard">
<text:span text:style-name="T14">Complete</text:span>
</text:p>
          </table:table-cell>
          <table:table-cell office:value-type="string" table:style-name="C4">
            <text:p text:style-name="Standard">4</text:p>
          </table:table-cell>
        </table:table-row>
        <table:table-row>
          <table:table-cell office:value-type="string" table:style-name="C4">
            <text:p text:style-name="Standard">Images &amp; links</text:p>
          </table:table-cell>
          <table:table-cell office:value-type="string" table:style-name="C4">
            <text:p text:style-name="Standard">
<text:span text:style-name="T14">Complete</text:span>
</text:p>
          </table:table-cell>
          <table:table-cell office:value-type="string" table:style-name="C4">
            <text:p text:style-name="Standard">5</text:p>
          </table:table-cell>
        </table:table-row>
        <table:table-row>
          <table:table-cell office:value-type="string" table:style-name="C3">
            <text:p text:style-name="Standard">ODS (spreadsheets)</text:p>
          </table:table-cell>
          <table:table-cell office:value-type="string" table:style-name="C4">
            <text:p text:style-name="Standard">
<text:span text:style-name="T21">Planned</text:span>
</text:p>
          </table:table-cell>
          <table:table-cell office:value-type="string" table:style-name="C4">
            <text:p text:style-name="Standard">Future</text:p>
          </table:table-cell>
        </table:table-row>
      </table:table>
      <text:h text:style-name="Heading_20_2" text:outline-level="2">3. Lists</text:h>
      <text:p text:style-name="Standard">Bullet list:</text:p>
      <text:list text:style-name="L1">
        <text:list-item>
          <text:p text:style-name="List_20_Bullet">First item</text:p>
        </text:list-item>
        <text:list-item>
          <text:p text:style-name="List_20_Bullet">Second item</text:p>
        </text:list-item>
        <text:list-item>
          <text:p text:style-name="List_20_Bullet">Third item</text:p>
        </text:list-item>
      </text:list>
      <text:p text:style-name="Standard">Numbered list:</text:p>
      <text:list text:style-name="L2">
        <text:list-item>
          <text:p text:style-name="List_20_Number">Step one: install odf-kit</text:p>
        </text:list-item>
        <text:list-item>
          <text:p text:style-name="List_20_Number">Step two: create a document</text:p>
        </text:list-item>
        <text:list-item>
          <text:p text:style-name="List_20_Number">Step three: save and open</text:p>
        </text:list-item>
      </text:list>
      <text:p text:style-name="Standard">Nested list with formatting:</text:p>
      <text:list text:style-name="L3">
        <text:list-item>
          <text:p text:style-name="List_20_Bullet">Document types supported:</text:p>
          <text:list>
            <text:list-item>
              <text:p text:style-name="List_20_Bullet">
<text:span text:style-name="T1">ODT</text:span>
 — text documents (Writer)
</text:p>
            </text:list-item>
            <text:list-item>
              <text:p text:style-name="List_20_Bullet">
<text:span text:style-name="T1">ODS</text:span>
 — spreadsheets (Calc) — planned
</text:p>
            </text:list-item>
            <text:list-item>
              <text:p text:style-name="List_20_Bullet">
<text:span text:style-name="T1">ODP</text:span>
 — presentations (Impress) — planned
</text:p>
            </text:list-item>
          </text:list>
        </text:list-item>
        <text:list-item>
          <text:p text:style-name="List_20_Bullet">Design principles:</text:p>
          <text:list>
            <text:list-item>
              <text:p text:style-name="List_20_Bullet">Simple things stay simple</text:p>
            </text:list-item>
            <text:list-item>
              <text:p text:style-name="List_20_Bullet">Convention over novelty</text:p>
            </text:list-item>
            <text:list-item>
              <text:p text:style-name="List_20_Bullet">Be flexible and forgiving</text:p>
              <text:list>
                <text:list-item>
                  <text:p text:style-name="List_20_Bullet">Accept multiple input formats</text:p>
                </text:list-item>
                <text:list-item>
                  <text:p text:style-name="List_20_Bullet">TypeScript figures out the rest</text:p>
                </text:list-item>
              </text:list>
            </text:list-item>
          </text:list>
        </text:list-item>
      </text:list>
      <text:h text:style-name="Heading_20_2" text:outline-level="2">4. Tab Stops</text:h>
      <text:p text:style-name="P1">
<text:span text:style-name="T1">Item</text:span>
<text:tab/>
<text:span text:style-name="T1">Qty</text:span>
<text:tab/>
<text:span text:style-name="T1">Price</text:span>
</text:p>
      <text:p text:style-name="P1">
Widget A
<text:tab/>
100
<text:tab/>
$5.00
</text:p>
      <text:p text:style-name="P1">
Widget B
<text:tab/>
250
<text:tab/>
$3.50
</text:p>
      <text:p text:style-name="P1">
<text:span text:style-name="T1">Total</text:span>
<text:tab/>
<text:span text:style-name="T1">350</text:span>
<text:tab/>
<text:span text:style-name="T1">$1,375.00</text:span>
</text:p>
      <text:h text:style-name="Heading_20_2" text:outline-level="2">5. Hyperlinks and Bookmarks</text:h>
      <text:p text:style-name="Standard">
<text:bookmark text:name="links-section"/>
This paragraph has a bookmark named 'links-section'. 
You can link to 
<text:a xlink:type="simple" xlink:href="https://github.com/GitHubNewbie0/odf-kit">the odf-kit GitHub repo</text:a>
 or to 
<text:a xlink:type="simple" xlink:href="https://www.npmjs.com/package/odf-kit">the npm package</text:a>
.
</text:p>
      <text:p text:style-name="Standard">
Formatted links also work: 
<text:a xlink:type="simple" xlink:href="https://github.com/GitHubNewbie0/odf-kit">
<text:span text:style-name="T13">Click here for odf-kit</text:span>
</text:a>
</text:p>
      <text:p text:style-name="PageBreak"/>
      <text:h text:style-name="Heading_20_2" text:outline-level="2">6. Page Breaks and Multi-Page Documents</text:h>
      <text:p text:style-name="Standard">This content appears on page 2, after a page break. The header and footer carry over automatically. Page numbers update correctly.</text:p>
      <text:p text:style-name="Standard">
Internal links work too: 
<text:a xlink:type="simple" xlink:href="#links-section">Jump back to the links section</text:a>
 on page 1.
</text:p>
      <text:h text:style-name="Heading_20_2" text:outline-level="2">About odf-kit</text:h>
      <text:p text:style-name="Standard">
<text:span text:style-name="T1">odf-kit</text:span>
 is an open-source TypeScript library (Apache 2.0) for generating ODF text documents. It produces valid .odt files that open in LibreOffice, Google Docs, and Microsoft Office.
</text:p>
      <text:p text:style-name="Standard">
<text:span text:style-name="T1">Key facts: </text:span>
Single runtime dependency (jszip). 102 tests. Full TypeScript types with autocomplete. Node 22+, ESM-only. Targets ODF 1.2+ (ISO/IEC 26300).
</text:p>
      <text:p text:style-name="Standard">
<text:span text:style-name="T1">GitHub: </text:span>
<text:a xlink:type="simple" xlink:href="https://github.com/GitHubNewbie0/odf-kit">github.com/GitHubNewbie0/odf-kit</text:a>
</text:p>
      <text:p text:style-name="Standard">
<text:span text:style-name="T1">npm: </text:span>
<text:a xlink:type="simple" xlink:href="https://www.npmjs.com/package/odf-kit">npmjs.com/package/odf-kit</text:a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xmlns:svg="urn:oasis:names:tc:opendocument:xmlns:svg-compatible:1.0" office:version="1.2">
  <office:styles/>
  <office:automatic-styles>
    <style:page-layout style:name="pm1">
      <style:page-layout-properties fo:page-width="21cm" fo:page-height="29.7cm" style:print-orientation="portrait" fo:margin-top="2.5cm" fo:margin-bottom="2.5cm" fo:margin-left="2.5cm" fo:margin-right="2.5cm"/>
      <style:header-style>
        <style:header-footer-properties fo:min-height="0.6cm" fo:margin-bottom="0.5cm"/>
      </style:header-style>
      <style:footer-style>
        <style:header-footer-properties fo:min-height="0.6cm" fo:margin-top="0.5cm"/>
      </style:footer-style>
    </style:page-layout>
    <style:style style:name="HF1" style:family="text">
      <style:text-properties fo:font-weight="bold" fo:font-size="10pt"/>
    </style:style>
    <style:style style:name="FF1" style:family="text">
      <style:text-properties fo:font-size="9pt" fo:color="#808080"/>
    </style:style>
    <style:style style:name="FF2" style:family="text">
      <style:text-properties fo:font-style="italic" fo:font-size="9pt" fo:color="#808080"/>
    </style:style>
  </office:automatic-styles>
  <office:master-styles>
    <style:master-page style:name="Default" style:page-layout-name="pm1">
      <style:header>
        <text:p text:style-name="Header">
<text:span text:style-name="HF1">odf-kit Feature Showcase</text:span>
</text:p>
      </style:header>
      <style:footer>
        <text:p text:style-name="Footer">
<text:span text:style-name="FF1">Page </text:span>
<text:span text:style-name="FF1">
<text:page-number text:select-page="current">#</text:page-number>
</text:span>
<text:span text:style-name="FF2"> — Generated by odf-kit</text:span>
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odf-kit</meta:generator>
    <meta:creation-date>2026-02-13T02:44:56.828Z</meta:creation-date>
    <dc:title>odf-kit Feature Showcase</dc:title>
    <meta:initial-creator>odf-kit v0.1.0</meta:initial-creator>
  </office:meta>
</office:document-meta>
</file>